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2ea7" officeooo:paragraph-rsid="000c2ea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c2ea7" officeooo:paragraph-rsid="000c2ea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525c6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1525c6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525c6" officeooo:paragraph-rsid="001525c6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8194e" officeooo:paragraph-rsid="0018194e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2040fa" officeooo:paragraph-rsid="002040fa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98c51" officeooo:paragraph-rsid="00198c51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a8e16" officeooo:paragraph-rsid="001a8e16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d8df6" officeooo:paragraph-rsid="001d8df6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4b361" officeooo:paragraph-rsid="0024b361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66282" officeooo:paragraph-rsid="00266282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69a7e" officeooo:paragraph-rsid="00269a7e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7b31b" officeooo:paragraph-rsid="0027b31b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7b31b" officeooo:paragraph-rsid="0028123a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7b31b" officeooo:paragraph-rsid="00298091"/>
    </style:style>
    <style:style style:name="P17" style:family="paragraph" style:parent-style-name="Standard">
      <style:paragraph-properties fo:text-align="justify" style:justify-single-word="false"/>
      <style:text-properties officeooo:rsid="001a8e16" officeooo:paragraph-rsid="001a8e1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6675" style:font-weight-asian="normal" style:font-weight-complex="normal"/>
    </style:style>
    <style:style style:name="T3" style:family="text">
      <style:text-properties fo:font-size="14pt" fo:font-weight="normal" officeooo:rsid="000f6675" style:font-size-asian="14pt" style:font-weight-asian="normal" style:font-size-complex="14pt" style:font-weight-complex="normal"/>
    </style:style>
    <style:style style:name="T4" style:family="text">
      <style:text-properties fo:font-size="14pt" fo:font-weight="bold" officeooo:rsid="00113213" style:font-size-asian="14pt" style:font-weight-asian="bold" style:font-size-complex="14pt" style:font-weight-complex="bold"/>
    </style:style>
    <style:style style:name="T5" style:family="text">
      <style:text-properties fo:font-size="14pt" fo:font-weight="normal" officeooo:rsid="001525c6" style:font-size-asian="14pt" style:font-weight-asian="normal" style:font-size-complex="14pt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d8df6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f33e1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24b361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31a61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219a1e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69a7e" style:font-size-asian="14pt" style:font-weight-asian="normal" style:font-size-complex="14pt" style:font-weight-complex="normal"/>
    </style:style>
    <style:style style:name="T13" style:family="text">
      <style:text-properties fo:font-weight="normal" officeooo:rsid="000cfbbc" style:font-weight-asian="normal" style:font-weight-complex="normal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ІЧНЕ ЗАВДАННЯ</text:p>
      <text:p text:style-name="P1"/>
      <text:p text:style-name="P2"><text:tab/>Тема: <text:span text:style-name="T1">Розробка програмного забезпечення для розгортки та встановлення</text:span></text:p>
      <text:p text:style-name="P2"><text:span text:style-name="T1">безпечного vpn-з’єднання.</text:span></text:p>
      <text:p text:style-name="P2"><text:tab/>Мета проєкту: <text:span text:style-name="T2">Розробити комплексне програмне рішення, що дозволяєкористувачам легко створювати приватні VPN-мережі, керувати доступом користувачів та груп, і автоматично отримувати необхідні конфігураційні файлидля підключення. Мета – абстрагуватися від складності ручного налаштуванняOpenVPN та PKI (Public Key Infrastructure).</text:span></text:p>
      <text:p text:style-name="P3"><text:span text:style-name="T3"><text:tab/></text:span><text:span text:style-name="T4">Вимоги:</text:span></text:p>
      <text:list text:style-name="L1">
        <text:list-item>
          <text:p text:style-name="P4"><text:span text:style-name="T5">Платформа та сумісність:</text:span></text:p>
          <text:list>
            <text:list-item>
              <text:p text:style-name="P4"><text:span text:style-name="T5">Серверна частина програми повинна бути розроблена для роботи на 64-бітних версіях ОС Linux (розробка ведеться на Arch). У подальшому можна перенести все на Docker.</text:span></text:p>
            </text:list-item>
            <text:list-item>
              <text:p text:style-name="P5"><text:span text:style-name="T6">Клієнтська частина повинна бути кросплатформенною, з пріоритетною підтримкою 64-бітних ОС Linux та можливістю компіляції та запуску під ОС Windows.</text:span></text:p>
            </text:list-item>
          </text:list>
        </text:list-item>
        <text:list-item>
          <text:p text:style-name="P6"><text:span text:style-name="T6">Структура:</text:span></text:p>
          <text:list>
            <text:list-item>
              <text:p text:style-name="P6"><text:span text:style-name="T6">“Сервер” реально являє собою декілька серверів та кліє</text:span><text:span text:style-name="T7">н</text:span><text:span text:style-name="T6">тів:</text:span></text:p>
              <text:list>
                <text:list-item>
                  <text:p text:style-name="P6"><text:span text:style-name="T6">VPN-сервер</text:span></text:p>
                </text:list-item>
                <text:list-item>
                  <text:p text:style-name="P6"><text:span text:style-name="T6">SSL/STL-сервер</text:span></text:p>
                </text:list-item>
                <text:list-item>
                  <text:p text:style-name="P6"><text:span text:style-name="T6">STMP-клієнт</text:span></text:p>
                </text:list-item>
                <text:list-item>
                  <text:p text:style-name="P7"><text:span text:style-name="T6">HTTP/S-сервер</text:span></text:p>
                </text:list-item>
                <text:list-item>
                  <text:p text:style-name="P8"><text:span text:style-name="T6">Database-клієнт</text:span></text:p>
                </text:list-item>
              </text:list>
            </text:list-item>
            <text:list-item>
              <text:p text:style-name="P9"><text:span text:style-name="T6">Клієнт реально явлаяє собою:</text:span></text:p>
              <text:list>
                <text:list-item>
                  <text:p text:style-name="P9"><text:span text:style-name="T6">VPN-клієнт</text:span></text:p>
                </text:list-item>
                <text:list-item>
                  <text:p text:style-name="P9"><text:span text:style-name="T6">SSL/STL-клієнт</text:span></text:p>
                </text:list-item>
              </text:list>
            </text:list-item>
            <text:list-item>
              <text:p text:style-name="P10"><text:span text:style-name="T6">“Common libs”: ”частини коду”, що використовуватимуться, як на серверній так і клієнтській частині.</text:span></text:p>
            </text:list-item>
          </text:list>
        </text:list-item>
        <text:list-item>
          <text:p text:style-name="P7"><text:span text:style-name="T8">Т</text:span><text:span text:style-name="T6">ехнологічний стек:</text:span></text:p>
          <text:list>
            <text:list-item>
              <text:p text:style-name="P7"><text:span text:style-name="T6">Програма повинна бути написана переважно на мові програмування C++ (стандарт 17)</text:span></text:p>
            </text:list-item>
            <text:list-item>
              <text:p text:style-name="P7"><text:span text:style-name="T6">Серверна частина </text:span><text:span text:style-name="T9">повинна використовувати</text:span><text:span text:style-name="T6"> бібліотеку Boost.Asio </text:span><text:span text:style-name="T10">та Boost.Beast</text:span><text:span text:style-name="T6"> для асинхронної реалі</text:span><text:span text:style-name="T11">зації мережевих протоколів (TCP/TLS, HTTP/S), </text:span><text:span text:style-name="T10">libcurl для SMTP – клієнта.</text:span></text:p>
            </text:list-item>
            <text:list-item>
              <text:p text:style-name="P11"><text:span text:style-name="T11">К</text:span><text:span text:style-name="T6">лієнтська частина повинна використовувати Qt6 дял написання графічної частини та, можливо, збереження токенів (небезпечно, але підходить для старту).</text:span></text:p>
            </text:list-item>
            <text:list-item>
              <text:p text:style-name="P12"><text:span text:style-name="T6">Для криптографічних операцій (хешування, генерація токенів</text:span><text:span text:style-name="T12">) повинна використовуватись бібліотека libsodium.</text:span></text:p>
            </text:list-item>
            <text:list-item>
              <text:p text:style-name="P13"><text:span text:style-name="T6">Для зберігання даних – Sqlite3.</text:span></text:p>
            </text:list-item>
            <text:list-item>
              <text:p text:style-name="P13"><text:span text:style-name="T6">Збірка залежностей – Cmake, білд – Ninja.</text:span></text:p>
            </text:list-item>
          </text:list>
        </text:list-item>
        <text:list-item>
          <text:p text:style-name="P14"><text:span text:style-name="T6">Безпека та мережа:</text:span></text:p>
          <text:list>
            <text:list-item>
              <text:p text:style-name="P14"><text:span text:style-name="T6">Програма повинна забезпечувати створення безпечного VPN-з'єднання на базі OpenVPN</text:span></text:p>
            </text:list-item>
            <text:list-item>
              <text:p text:style-name="P14"><text:soft-page-break/><text:span text:style-name="T6">Увесь управляючий трафік між клієнтом та сервером (реєстрація, авторизація, передача конфігурацій) має бути захищений за допомогою шифрування TLS.</text:span></text:p>
            </text:list-item>
            <text:list-item>
              <text:p text:style-name="P14"><text:span text:style-name="T6">Програма повинна реалізувати систему автентифікації користувачів за логіном (email) та паролем, а також систему сесій на основі Access та Refresh токенів</text:span></text:p>
            </text:list-item>
            <text:list-item>
              <text:p text:style-name="P14"><text:span text:style-name="T6">Паролі користувачів повинні зберігатися у вигляді захищених хешів (з використанням солі та алгоритму Argon2id13).</text:span></text:p>
            </text:list-item>
          </text:list>
        </text:list-item>
        <text:list-item>
          <text:p text:style-name="P15"><text:span text:style-name="T6">Функціональність сервера:</text:span></text:p>
          <text:list>
            <text:list-item>
              <text:p text:style-name="P15"><text:span text:style-name="T6">Сервер повинен автоматично генерувати унікальні конфігураційні файли (.ovpn) та сертифікати для кожного зареєстрованого та верифікованого користувача.</text:span></text:p>
            </text:list-item>
            <text:list-item>
              <text:p text:style-name="P15"><text:span text:style-name="T6">Сервер повинен мати можливість створювати ізольовані групи користувачів та динамічно керувати мережевими правилами доступу між ними за допомогою iptables та ipset.</text:span></text:p>
            </text:list-item>
            <text:list-item>
              <text:p text:style-name="P15"><text:span text:style-name="T6">Сервер повинен підтримувати механізм верифікації користувачів через підтвердження електронної пошти.</text:span></text:p>
            </text:list-item>
          </text:list>
        </text:list-item>
        <text:list-item>
          <text:p text:style-name="P15"><text:span text:style-name="T6">Функціональність клієнта:</text:span></text:p>
          <text:list>
            <text:list-item>
              <text:p text:style-name="P15"><text:span text:style-name="T6">Програма повинна мати графічний інтерфейс користувача (GUI), реалізований на Qt. </text:span></text:p>
            </text:list-item>
            <text:list-item>
              <text:p text:style-name="P16"><text:span text:style-name="T6">Клієнт повинен надавати інтерфейс для реєстрації, входу та (опціонально) відновлення пароля.</text:span></text:p>
            </text:list-item>
            <text:list-item>
              <text:p text:style-name="P16"><text:span text:style-name="T6">Клієнт повинен автоматично отримувати та зберігати конфігураційний файл VPN після успішної авторизації.</text:span></text:p>
            </text:list-item>
            <text:list-item>
              <text:p text:style-name="P16"><text:span text:style-name="T6">Клієнт повинен мати можливість ініціювати та розривати VPNз'єднання, взаємодіючи з локально встановленим процесом OpenVPN.</text:span></text:p>
            </text:list-item>
            <text:list-item>
              <text:p text:style-name="P16"><text:span text:style-name="T6">Клієнт повинен відображати список груп, до яких належить користувач, та надавати інтерфейс для управління групами (якщо користувач є їх власником). </text:span></text:p>
            </text:list-item>
          </text:list>
        </text:list-item>
      </text:list>
      <text:p text:style-name="P17"/>
      <text:p text:style-name="P2"><text:span text:style-name="T13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799in" fo:margin-bottom="0.7799in" fo:margin-left="0.9799in" fo:margin-right="0.590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5:34:39.446517921</meta:creation-date>
    <dc:date>2025-06-27T17:13:37.818236544</dc:date>
    <meta:editing-duration>PT1H28M7S</meta:editing-duration>
    <meta:editing-cycles>28</meta:editing-cycles>
    <meta:generator>LibreOffice/24.8.7.2$Linux_X86_64 LibreOffice_project/480$Build-2</meta:generator>
    <meta:document-statistic meta:table-count="0" meta:image-count="0" meta:object-count="0" meta:page-count="2" meta:paragraph-count="42" meta:word-count="418" meta:character-count="3263" meta:non-whitespace-character-count="2910"/>
  </office:meta>
</office:document-meta>
</file>